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DataSet.setQuotedData( boolean quo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StopThrea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DataSet.getStop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FileEncoding( String file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Quote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Delimite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Shar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Recycle( boolean r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setVariableNames( String variab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Fil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iterationStart( LoopIterationEvent iterEv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SVDataSet.setShareMod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DataSet.get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